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6.28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105.48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62.27mm"/>
    </style:style>
    <style:style style:name="co8" style:family="table-column">
      <style:table-column-properties fo:break-before="auto" style:column-width="49.92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64.03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8">
      <style:table-cell-properties fo:background-color="#fbffff"/>
    </style:style>
    <style:style style:name="ce22" style:family="table-cell" style:parent-style-name="Default" style:data-style-name="N108">
      <style:table-cell-properties fo:border-bottom="0.06pt solid #000000" fo:background-color="#fbffff" fo:border-left="none" fo:border-right="none" fo:border-top="none"/>
    </style:style>
    <style:style style:name="ce11" style:family="table-cell" style:parent-style-name="Default" style:data-style-name="N108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8">
      <style:table-cell-properties fo:background-color="#fffff3"/>
    </style:style>
    <style:style style:name="ce21" style:family="table-cell" style:parent-style-name="Default" style:data-style-name="N108">
      <style:table-cell-properties fo:border-bottom="0.06pt solid #000000" fo:background-color="#fffff3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8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08">
      <style:table-cell-properties fo:border-bottom="0.06pt solid #000000" fo:background-color="#fbffff" fo:border-left="none" fo:border-right="0.06pt solid #000000" fo:border-top="none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2" style:font-name-complex="Georgia2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2" fo:font-size="16pt" fo:font-weight="bold" style:font-name-asian="Georgia2" style:font-size-asian="16pt" style:font-weight-asian="bold" style:font-name-complex="Georgia2" style:font-size-complex="16pt" style:font-weight-complex="bold"/>
    </style:style>
    <style:style style:name="ce32" style:family="table-cell" style:parent-style-name="Default" style:data-style-name="N0">
      <style:table-cell-properties style:vertical-align="automatic"/>
      <style:text-properties style:font-name="Georgia" fo:font-size="10pt" style:font-name-asian="Georgia2" style:font-size-asian="10pt" style:font-name-complex="Georgia2" style:font-size-complex="10pt"/>
    </style:style>
    <style:style style:name="ce4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0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27" style:family="table-cell" style:parent-style-name="Default" style:data-style-name="N0">
      <style:table-cell-properties fo:border="0.06pt solid #000000" style:vertical-align="automatic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7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2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49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35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4pt" fo:font-weight="bold" style:font-name-asian="Georgia2" style:font-size-asian="14pt" style:font-weight-asian="bold" style:font-name-complex="Georgia2" style:font-size-complex="14pt" style:font-weight-complex="bold"/>
    </style:style>
    <style:style style:name="ce50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39" style:family="table-cell" style:parent-style-name="Default" style:data-style-name="N0">
      <style:text-properties style:font-name="Georgia" style:font-name-asian="Georgia2" style:font-name-complex="Georgia2"/>
    </style:style>
    <style:style style:name="ce36" style:family="table-cell" style:parent-style-name="Default" style:data-style-name="N0">
      <style:table-cell-properties fo:wrap-option="wrap" fo:border="0.06pt solid #000000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fo:font-weight="bold" style:font-name-asian="Georgia2" style:font-size-asian="12pt" style:font-weight-asian="bold" style:font-name-complex="Georgia2" style:font-size-complex="12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9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95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2" fo:font-size="10pt" fo:font-weight="bold" style:font-name-asian="Georgia2" style:font-size-asian="10pt" style:font-weight-asian="bold" style:font-name-complex="Georgia2" style:font-size-complex="10pt" style:font-weight-complex="bold"/>
      <style:map style:condition="is-true-formula(LEN(TRIM([.I4]))&gt;0)" style:apply-style-name="cf6" style:base-cell-address="IT1.I4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  <style:map style:condition="is-true-formula(LEN(TRIM([.I4]))&gt;0)" style:apply-style-name="cf6" style:base-cell-address="IT1.I4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2" style:font-name-asian="Georgia2" style:font-name-complex="Georgia2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2" fo:font-weight="bold" style:font-name-asian="Georgia2" style:font-weight-asian="bold" style:font-name-complex="Georgia2" style:font-weight-complex="bold"/>
    </style:style>
    <style:style style:name="ce52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2" fo:font-size="10pt" fo:font-weight="bold" style:font-name-asian="Georgia2" style:font-size-asian="10pt" style:font-weight-asian="bold" style:font-name-complex="Georgia2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Graphique 1" draw:style-name="gr1" svg:width="160.09mm" svg:height="89.79mm" svg:x="177.29mm" svg:y="6.49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7" office:value-type="float" office:value="19" calcext:value-type="float">
            <text:p>19</text:p>
          </table:table-cell>
          <table:table-cell table:style-name="ce16" table:formula="of:=[.E4]-IT3H2" office:value-type="float" office:value="19" calcext:value-type="float">
            <text:p>19</text:p>
          </table:table-cell>
          <table:table-cell table:style-name="ce18" table:formula="of:=[.F4]-IT4H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7" office:value-type="float" office:value="17" calcext:value-type="float">
            <text:p>17</text:p>
          </table:table-cell>
          <table:table-cell table:style-name="ce16" table:formula="of:=[.E6]-IT3H4" office:value-type="float" office:value="17" calcext:value-type="float">
            <text:p>17</text:p>
          </table:table-cell>
          <table:table-cell table:style-name="ce18" table:formula="of:=[.F6]-IT4H4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number-columns-repeated="2" table:style-name="ce15" office:value-type="float" office:value="13" calcext:value-type="float">
            <text:p>13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E7]-IT3H5" office:value-type="float" office:value="24" calcext:value-type="float">
            <text:p>24</text:p>
          </table:table-cell>
          <table:table-cell table:style-name="ce18" table:formula="of:=[.F7]-IT4H5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6" table:formula="of:=[.E8]-IT3H6" office:value-type="float" office:value="6" calcext:value-type="float">
            <text:p>6</text:p>
          </table:table-cell>
          <table:table-cell table:style-name="ce18" table:formula="of:=[.F8]-IT4H6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6" table:formula="of:=[.E9]-IT3H7" office:value-type="float" office:value="0" calcext:value-type="float">
            <text:p>0</text:p>
          </table:table-cell>
          <table:table-cell table:style-name="ce18" table:formula="of:=[.F9]-IT4H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number-columns-repeated="2" table:style-name="ce15" office:value-type="float" office:value="14" calcext:value-type="float">
            <text:p>14</text:p>
          </table:table-cell>
          <table:table-cell table:style-name="ce17" office:value-type="float" office:value="16" calcext:value-type="float">
            <text:p>16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7" office:value-type="float" office:value="10" calcext:value-type="float">
            <text:p>10</text:p>
          </table:table-cell>
          <table:table-cell table:style-name="ce16" table:formula="of:=[.E11]-IT3H9" office:value-type="float" office:value="10" calcext:value-type="float">
            <text:p>10</text:p>
          </table:table-cell>
          <table:table-cell table:style-name="ce18" table:formula="of:=[.F11]-IT4H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7" office:value-type="float" office:value="11" calcext:value-type="float">
            <text:p>11</text:p>
          </table:table-cell>
          <table:table-cell table:style-name="ce16" table:formula="of:=[.E12]-IT3H10" office:value-type="float" office:value="11" calcext:value-type="float">
            <text:p>11</text:p>
          </table:table-cell>
          <table:table-cell table:style-name="ce18" table:formula="of:=[.F12]-IT4H1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6" table:formula="of:=[.E13]-IT3H11" office:value-type="float" office:value="6" calcext:value-type="float">
            <text:p>6</text:p>
          </table:table-cell>
          <table:table-cell table:style-name="ce18" table:formula="of:=[.F13]-IT4H1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7" office:value-type="float" office:value="12" calcext:value-type="float">
            <text:p>12</text:p>
          </table:table-cell>
          <table:table-cell table:style-name="ce16" table:formula="of:=[.E14]-IT3H12" office:value-type="float" office:value="12" calcext:value-type="float">
            <text:p>12</text:p>
          </table:table-cell>
          <table:table-cell table:style-name="ce18" table:formula="of:=[.F14]-IT4H1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Histoire 13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21" table:formula="of:=[.E15]-IT3H13" office:value-type="float" office:value="13" calcext:value-type="float">
            <text:p>13</text:p>
          </table:table-cell>
          <table:table-cell table:style-name="ce23" table:formula="of:=[.F15]-IT4H13" office:value-type="float" office:value="13" calcext:value-type="float">
            <text:p>13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mm">
            <draw:object draw:notify-on-update-of-ranges="IT1.J4:IT1.J11 IT1.O3:IT1.O3 IT1.O4:IT1.O11 IT1.P3:IT1.P3 IT1.P4:IT1.P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default-cell-style-name="ce1"/>
        <table:table-row table:style-name="ro1">
          <table:table-cell table:number-columns-repeated="10"/>
          <table:table-cell table:style-name="ce9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4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4" office:value-type="string" calcext:value-type="string" table:number-columns-spanned="2" table:number-rows-spanned="1">
            <text:p>Histoire X</text:p>
          </table:table-cell>
          <table:covered-table-cell/>
          <table:table-cell table:style-name="ce94" office:value-type="string" calcext:value-type="string" table:number-columns-spanned="2" table:number-rows-spanned="1">
            <text:p>Histoire Y</text:p>
          </table:table-cell>
          <table:covered-table-cell/>
          <table:table-cell table:style-name="ce4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/>
          <table:table-cell table:style-name="ce94" office:value-type="string" calcext:value-type="string" table:number-columns-spanned="2" table:number-rows-spanned="1">
            <text:p>Jour</text:p>
          </table:table-cell>
          <table:covered-table-cell/>
          <table:table-cell table:style-name="ce25" office:value-type="string" calcext:value-type="string">
            <text:p>Idéal</text:p>
          </table:table-cell>
          <table:table-cell table:style-name="ce25" office:value-type="string" calcext:value-type="string">
            <text:p>Réel</text:p>
          </table:table-cell>
          <table:table-cell table:style-name="ce25" office:value-type="string" calcext:value-type="string">
            <text:p>Idéal</text:p>
          </table:table-cell>
          <table:table-cell table:style-name="ce25" office:value-type="string" calcext:value-type="string">
            <text:p>Réel</text:p>
          </table:table-cell>
          <table:table-cell table:style-name="ce25" office:value-type="string" calcext:value-type="string">
            <text:p>Idéal</text:p>
          </table:table-cell>
          <table:table-cell table:style-name="ce2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table:style-name="ce95" office:value-type="date" office:date-value="2018-03-06" calcext:value-type="date">
            <text:p>06-03-18</text:p>
          </table:table-cell>
          <table:table-cell table:style-name="ce97" office:value-type="float" office:value="0" calcext:value-type="float">
            <text:p>0</text:p>
          </table:table-cell>
          <table:table-cell table:style-name="ce31" table:formula="of:=[.$G$11]*(1-1/[.$I$12]*[.J4])" office:value-type="float" office:value="35" calcext:value-type="float">
            <text:p>35</text:p>
          </table:table-cell>
          <table:table-cell table:style-name="ce31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2"/>
          <table:table-cell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/>
          <table:table-cell table:style-name="ce95" office:value-type="date" office:date-value="2018-03-07" calcext:value-type="date">
            <text:p>07-03-18</text:p>
          </table:table-cell>
          <table:table-cell table:style-name="ce97" office:value-type="float" office:value="1" calcext:value-type="float">
            <text:p>1</text:p>
          </table:table-cell>
          <table:table-cell table:style-name="ce31" table:formula="of:=[.$G$11]*(1-1/[.$I$12]*[.J5])" office:value-type="float" office:value="30" calcext:value-type="float">
            <text:p>30</text:p>
          </table:table-cell>
          <table:table-cell table:style-name="ce31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95" office:value-type="date" office:date-value="2018-03-08" calcext:value-type="date">
            <text:p>08-03-18</text:p>
          </table:table-cell>
          <table:table-cell table:style-name="ce97" office:value-type="float" office:value="2" calcext:value-type="float">
            <text:p>2</text:p>
          </table:table-cell>
          <table:table-cell table:style-name="ce31" table:formula="of:=[.$G$11]*(1-1/[.$I$12]*[.J6])" office:value-type="float" office:value="25" calcext:value-type="float">
            <text:p>25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95" office:value-type="date" office:date-value="2018-03-09" calcext:value-type="date">
            <text:p>09-03-18</text:p>
          </table:table-cell>
          <table:table-cell table:style-name="ce97" office:value-type="float" office:value="3" calcext:value-type="float">
            <text:p>3</text:p>
          </table:table-cell>
          <table:table-cell table:style-name="ce31" table:formula="of:=[.$G$11]*(1-1/[.$I$12]*[.J7])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95" office:value-type="date" office:date-value="2018-03-10" calcext:value-type="date">
            <text:p>10-03-18</text:p>
          </table:table-cell>
          <table:table-cell table:style-name="ce97" office:value-type="float" office:value="4" calcext:value-type="float">
            <text:p>4</text:p>
          </table:table-cell>
          <table:table-cell table:style-name="ce31" table:formula="of:=[.$G$11]*(1-1/[.$I$12]*[.J8])" office:value-type="float" office:value="15" calcext:value-type="float">
            <text:p>15</text:p>
          </table:table-cell>
          <table:table-cell table:style-name="ce3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95" office:value-type="date" office:date-value="2018-03-11" calcext:value-type="date">
            <text:p>11-03-18</text:p>
          </table:table-cell>
          <table:table-cell table:style-name="ce97" office:value-type="float" office:value="5" calcext:value-type="float">
            <text:p>5</text:p>
          </table:table-cell>
          <table:table-cell table:style-name="ce31" table:formula="of:=[.$G$11]*(1-1/[.$I$12]*[.J9])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95" office:value-type="date" office:date-value="2018-03-12" calcext:value-type="date">
            <text:p>12-03-18</text:p>
          </table:table-cell>
          <table:table-cell table:style-name="ce97" office:value-type="float" office:value="6" calcext:value-type="float">
            <text:p>6</text:p>
          </table:table-cell>
          <table:table-cell table:style-name="ce31" table:formula="of:=[.$G$11]*(1-1/[.$I$12]*[.J10])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2"/>
          <table:table-cell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4:.F10])" office:value-type="float" office:value="40" calcext:value-type="float">
            <text:p>40</text:p>
          </table:table-cell>
          <table:table-cell table:style-name="ce33" table:formula="of:=SUM([.G4:.G10])" office:value-type="float" office:value="35" calcext:value-type="float">
            <text:p>35</text:p>
          </table:table-cell>
          <table:table-cell/>
          <table:table-cell table:style-name="ce95" office:value-type="date" office:date-value="2018-03-13" calcext:value-type="date">
            <text:p>13-03-18</text:p>
          </table:table-cell>
          <table:table-cell table:style-name="ce97" office:value-type="float" office:value="7" calcext:value-type="float">
            <text:p>7</text:p>
          </table:table-cell>
          <table:table-cell table:style-name="ce31" table:formula="of:=[.$G$11]*(1-1/[.$I$12]*[.J11]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4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49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6:.F18])" office:value-type="float" office:value="25" calcext:value-type="float">
            <text:p>25</text:p>
          </table:table-cell>
          <table:table-cell table:style-name="ce38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0"/>
          <table:table-cell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40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42" table:number-columns-repeated="6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24:.F30])" office:value-type="float" office:value="40" calcext:value-type="float">
            <text:p>40</text:p>
          </table:table-cell>
          <table:table-cell table:style-name="ce3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35:.F37])" office:value-type="float" office:value="109" calcext:value-type="float">
            <text:p>109</text:p>
          </table:table-cell>
          <table:table-cell table:style-name="ce38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42:.F48])" office:value-type="float" office:value="40" calcext:value-type="float">
            <text:p>40</text:p>
          </table:table-cell>
          <table:table-cell table:style-name="ce3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49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53:.F55])" office:value-type="float" office:value="25" calcext:value-type="float">
            <text:p>25</text:p>
          </table:table-cell>
          <table:table-cell table:style-name="ce38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60:.F66])" office:value-type="float" office:value="40" calcext:value-type="float">
            <text:p>40</text:p>
          </table:table-cell>
          <table:table-cell table:style-name="ce3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Manger des cacahuètes</text:p>
          </table:table-cell>
          <table:table-cell table:style-name="ce28" office:value-type="string" calcext:value-type="string">
            <text:p>Pif</text:p>
          </table:table-cell>
          <table:table-cell table:style-name="ce36" office:value-type="string" calcext:value-type="string">
            <text:p>Hercule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1:.F74])" office:value-type="float" office:value="40" calcext:value-type="float">
            <text:p>40</text:p>
          </table:table-cell>
          <table:table-cell table:style-name="ce38" table:formula="of:=SUM([.G71:.G74])" office:value-type="float" office:value="26" calcext:value-type="float">
            <text:p>2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79:.F85])" office:value-type="float" office:value="40" calcext:value-type="float">
            <text:p>40</text:p>
          </table:table-cell>
          <table:table-cell table:style-name="ce33" table:formula="of:=SUM([.G79:.G85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90:.F92])" office:value-type="float" office:value="25" calcext:value-type="float">
            <text:p>25</text:p>
          </table:table-cell>
          <table:table-cell table:style-name="ce38" table:formula="of:=SUM([.G90:.G92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97:.F103])" office:value-type="float" office:value="40" calcext:value-type="float">
            <text:p>40</text:p>
          </table:table-cell>
          <table:table-cell table:style-name="ce33" table:formula="of:=SUM([.G97:.G103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08:.F110])" office:value-type="float" office:value="25" calcext:value-type="float">
            <text:p>25</text:p>
          </table:table-cell>
          <table:table-cell table:style-name="ce38" table:formula="of:=SUM([.G108:.G110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115:.F121])" office:value-type="float" office:value="40" calcext:value-type="float">
            <text:p>40</text:p>
          </table:table-cell>
          <table:table-cell table:style-name="ce33" table:formula="of:=SUM([.G115:.G121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1">
            <calcext:condition calcext:apply-style-name="cf6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mm">
            <draw:object draw:notify-on-update-of-ranges="IT2.J4:IT2.J11 IT2.O3:IT2.O3 IT2.O4:IT2.O11 IT2.P3:IT2.P3 IT2.P4:IT2.P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default-cell-style-name="ce1"/>
        <table:table-row table:style-name="ro1">
          <table:table-cell table:number-columns-repeated="10"/>
          <table:table-cell table:style-name="ce9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4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4" office:value-type="string" calcext:value-type="string" table:number-columns-spanned="2" table:number-rows-spanned="1">
            <text:p>Histoire X</text:p>
          </table:table-cell>
          <table:covered-table-cell/>
          <table:table-cell table:style-name="ce94" office:value-type="string" calcext:value-type="string" table:number-columns-spanned="2" table:number-rows-spanned="1">
            <text:p>Histoire Y</text:p>
          </table:table-cell>
          <table:covered-table-cell/>
          <table:table-cell table:style-name="ce4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/>
          <table:table-cell table:style-name="ce94" office:value-type="string" calcext:value-type="string" table:number-columns-spanned="2" table:number-rows-spanned="1">
            <text:p>Jour</text:p>
          </table:table-cell>
          <table:covered-table-cell/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table:style-name="ce52" office:value-type="date" office:date-value="2018-03-06" calcext:value-type="date">
            <text:p>06-03-1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$G$11]*(1-1/[.$I$12]*[.J4])" office:value-type="float" office:value="35" calcext:value-type="float">
            <text:p>35</text:p>
          </table:table-cell>
          <table:table-cell table:style-name="ce31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2"/>
          <table:table-cell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/>
          <table:table-cell table:style-name="ce52" office:value-type="date" office:date-value="2018-03-07" calcext:value-type="date">
            <text:p>07-03-1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$G$11]*(1-1/[.$I$12]*[.J5])" office:value-type="float" office:value="30" calcext:value-type="float">
            <text:p>30</text:p>
          </table:table-cell>
          <table:table-cell table:style-name="ce31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2" office:value-type="date" office:date-value="2018-03-08" calcext:value-type="date">
            <text:p>08-03-18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$G$11]*(1-1/[.$I$12]*[.J6])" office:value-type="float" office:value="25" calcext:value-type="float">
            <text:p>25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52" office:value-type="date" office:date-value="2018-03-09" calcext:value-type="date">
            <text:p>09-03-18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$G$11]*(1-1/[.$I$12]*[.J7])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52" office:value-type="date" office:date-value="2018-03-10" calcext:value-type="date">
            <text:p>10-03-18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$G$11]*(1-1/[.$I$12]*[.J8])" office:value-type="float" office:value="15" calcext:value-type="float">
            <text:p>15</text:p>
          </table:table-cell>
          <table:table-cell table:style-name="ce3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52" office:value-type="date" office:date-value="2018-03-11" calcext:value-type="date">
            <text:p>11-03-18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$G$11]*(1-1/[.$I$12]*[.J9])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52" office:value-type="date" office:date-value="2018-03-12" calcext:value-type="date">
            <text:p>12-03-18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$G$11]*(1-1/[.$I$12]*[.J10])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2"/>
          <table:table-cell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4:.F10])" office:value-type="float" office:value="29" calcext:value-type="float">
            <text:p>29</text:p>
          </table:table-cell>
          <table:table-cell table:style-name="ce33" table:formula="of:=SUM([.G4:.G10])" office:value-type="float" office:value="35" calcext:value-type="float">
            <text:p>35</text:p>
          </table:table-cell>
          <table:table-cell/>
          <table:table-cell table:style-name="ce52" office:value-type="date" office:date-value="2018-03-13" calcext:value-type="date">
            <text:p>13-03-18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$G$11]*(1-1/[.$I$12]*[.J11]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4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49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6:.F18])" office:value-type="float" office:value="25" calcext:value-type="float">
            <text:p>25</text:p>
          </table:table-cell>
          <table:table-cell table:style-name="ce38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0"/>
          <table:table-cell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40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42" table:number-columns-repeated="6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24:.F30])" office:value-type="float" office:value="40" calcext:value-type="float">
            <text:p>40</text:p>
          </table:table-cell>
          <table:table-cell table:style-name="ce3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35:.F37])" office:value-type="float" office:value="25" calcext:value-type="float">
            <text:p>25</text:p>
          </table:table-cell>
          <table:table-cell table:style-name="ce38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42:.F48])" office:value-type="float" office:value="40" calcext:value-type="float">
            <text:p>40</text:p>
          </table:table-cell>
          <table:table-cell table:style-name="ce3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49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53:.F55])" office:value-type="float" office:value="25" calcext:value-type="float">
            <text:p>25</text:p>
          </table:table-cell>
          <table:table-cell table:style-name="ce38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60:.F66])" office:value-type="float" office:value="40" calcext:value-type="float">
            <text:p>40</text:p>
          </table:table-cell>
          <table:table-cell table:style-name="ce3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1:.F73])" office:value-type="float" office:value="25" calcext:value-type="float">
            <text:p>25</text:p>
          </table:table-cell>
          <table:table-cell table:style-name="ce38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78:.F84])" office:value-type="float" office:value="40" calcext:value-type="float">
            <text:p>40</text:p>
          </table:table-cell>
          <table:table-cell table:style-name="ce33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89:.F91])" office:value-type="float" office:value="25" calcext:value-type="float">
            <text:p>25</text:p>
          </table:table-cell>
          <table:table-cell table:style-name="ce38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96:.F102])" office:value-type="float" office:value="40" calcext:value-type="float">
            <text:p>40</text:p>
          </table:table-cell>
          <table:table-cell table:style-name="ce33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07:.F109])" office:value-type="float" office:value="25" calcext:value-type="float">
            <text:p>25</text:p>
          </table:table-cell>
          <table:table-cell table:style-name="ce38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114:.F120])" office:value-type="float" office:value="40" calcext:value-type="float">
            <text:p>40</text:p>
          </table:table-cell>
          <table:table-cell table:style-name="ce33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3" table:style-name="ta2">
        <table:shapes>
          <draw:frame draw:z-index="0" draw:name="Graphique 1" draw:style-name="gr1" svg:width="159.99mm" svg:height="89.99mm" svg:x="458.41mm" svg:y="73.1mm">
            <draw:object draw:notify-on-update-of-ranges="IT3.J4:IT3.J11 IT3.O3:IT3.O3 IT3.O4:IT3.O11 IT3.P3:IT3.P3 IT3.P4:IT3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default-cell-style-name="ce1"/>
        <table:table-row table:style-name="ro1">
          <table:table-cell table:number-columns-repeated="10"/>
          <table:table-cell table:style-name="ce9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4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4" office:value-type="string" calcext:value-type="string" table:number-columns-spanned="2" table:number-rows-spanned="1">
            <text:p>Histoire X</text:p>
          </table:table-cell>
          <table:covered-table-cell/>
          <table:table-cell table:style-name="ce94" office:value-type="string" calcext:value-type="string" table:number-columns-spanned="2" table:number-rows-spanned="1">
            <text:p>Histoire Y</text:p>
          </table:table-cell>
          <table:covered-table-cell/>
          <table:table-cell table:style-name="ce4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/>
          <table:table-cell table:style-name="ce94" office:value-type="string" calcext:value-type="string" table:number-columns-spanned="2" table:number-rows-spanned="1">
            <text:p>Jour</text:p>
          </table:table-cell>
          <table:covered-table-cell/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table:style-name="ce52" office:value-type="date" office:date-value="2018-03-06" calcext:value-type="date">
            <text:p>06-03-1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$G$11]*(1-1/[.$I$12]*[.J4])" office:value-type="float" office:value="35" calcext:value-type="float">
            <text:p>35</text:p>
          </table:table-cell>
          <table:table-cell table:style-name="ce31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2"/>
          <table:table-cell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/>
          <table:table-cell table:style-name="ce52" office:value-type="date" office:date-value="2018-03-07" calcext:value-type="date">
            <text:p>07-03-1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$G$11]*(1-1/[.$I$12]*[.J5])" office:value-type="float" office:value="30" calcext:value-type="float">
            <text:p>30</text:p>
          </table:table-cell>
          <table:table-cell table:style-name="ce31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2" office:value-type="date" office:date-value="2018-03-08" calcext:value-type="date">
            <text:p>08-03-18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$G$11]*(1-1/[.$I$12]*[.J6])" office:value-type="float" office:value="25" calcext:value-type="float">
            <text:p>25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52" office:value-type="date" office:date-value="2018-03-09" calcext:value-type="date">
            <text:p>09-03-18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$G$11]*(1-1/[.$I$12]*[.J7])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52" office:value-type="date" office:date-value="2018-03-10" calcext:value-type="date">
            <text:p>10-03-18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$G$11]*(1-1/[.$I$12]*[.J8])" office:value-type="float" office:value="15" calcext:value-type="float">
            <text:p>15</text:p>
          </table:table-cell>
          <table:table-cell table:style-name="ce3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52" office:value-type="date" office:date-value="2018-03-11" calcext:value-type="date">
            <text:p>11-03-18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$G$11]*(1-1/[.$I$12]*[.J9])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52" office:value-type="date" office:date-value="2018-03-12" calcext:value-type="date">
            <text:p>12-03-18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$G$11]*(1-1/[.$I$12]*[.J10])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2"/>
          <table:table-cell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4:.F10])" office:value-type="float" office:value="40" calcext:value-type="float">
            <text:p>40</text:p>
          </table:table-cell>
          <table:table-cell table:style-name="ce33" table:formula="of:=SUM([.G4:.G10])" office:value-type="float" office:value="35" calcext:value-type="float">
            <text:p>35</text:p>
          </table:table-cell>
          <table:table-cell/>
          <table:table-cell table:style-name="ce52" office:value-type="date" office:date-value="2018-03-13" calcext:value-type="date">
            <text:p>13-03-18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$G$11]*(1-1/[.$I$12]*[.J11]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4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49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6:.F18])" office:value-type="float" office:value="25" calcext:value-type="float">
            <text:p>25</text:p>
          </table:table-cell>
          <table:table-cell table:style-name="ce38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0"/>
          <table:table-cell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40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42" table:number-columns-repeated="6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24:.F30])" office:value-type="float" office:value="40" calcext:value-type="float">
            <text:p>40</text:p>
          </table:table-cell>
          <table:table-cell table:style-name="ce3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35:.F37])" office:value-type="float" office:value="25" calcext:value-type="float">
            <text:p>25</text:p>
          </table:table-cell>
          <table:table-cell table:style-name="ce38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42:.F48])" office:value-type="float" office:value="40" calcext:value-type="float">
            <text:p>40</text:p>
          </table:table-cell>
          <table:table-cell table:style-name="ce3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49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53:.F55])" office:value-type="float" office:value="25" calcext:value-type="float">
            <text:p>25</text:p>
          </table:table-cell>
          <table:table-cell table:style-name="ce38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60:.F66])" office:value-type="float" office:value="40" calcext:value-type="float">
            <text:p>40</text:p>
          </table:table-cell>
          <table:table-cell table:style-name="ce3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1:.F73])" office:value-type="float" office:value="25" calcext:value-type="float">
            <text:p>25</text:p>
          </table:table-cell>
          <table:table-cell table:style-name="ce38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78:.F84])" office:value-type="float" office:value="40" calcext:value-type="float">
            <text:p>40</text:p>
          </table:table-cell>
          <table:table-cell table:style-name="ce33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89:.F91])" office:value-type="float" office:value="25" calcext:value-type="float">
            <text:p>25</text:p>
          </table:table-cell>
          <table:table-cell table:style-name="ce38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96:.F102])" office:value-type="float" office:value="40" calcext:value-type="float">
            <text:p>40</text:p>
          </table:table-cell>
          <table:table-cell table:style-name="ce33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07:.F109])" office:value-type="float" office:value="25" calcext:value-type="float">
            <text:p>25</text:p>
          </table:table-cell>
          <table:table-cell table:style-name="ce38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114:.F120])" office:value-type="float" office:value="40" calcext:value-type="float">
            <text:p>40</text:p>
          </table:table-cell>
          <table:table-cell table:style-name="ce33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4" table:style-name="ta2">
        <table:shapes>
          <draw:frame draw:z-index="0" draw:name="Graphique 1" draw:style-name="gr1" svg:width="159.99mm" svg:height="89.99mm" svg:x="458.41mm" svg:y="73.1mm">
            <draw:object draw:notify-on-update-of-ranges="IT4.J4:IT4.J11 IT4.O3:IT4.O3 IT4.O4:IT4.O11 IT4.P3:IT4.P3 IT4.P4:IT4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default-cell-style-name="ce1"/>
        <table:table-row table:style-name="ro1">
          <table:table-cell table:number-columns-repeated="10"/>
          <table:table-cell table:style-name="ce9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4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4" office:value-type="string" calcext:value-type="string" table:number-columns-spanned="2" table:number-rows-spanned="1">
            <text:p>Histoire X</text:p>
          </table:table-cell>
          <table:covered-table-cell/>
          <table:table-cell table:style-name="ce94" office:value-type="string" calcext:value-type="string" table:number-columns-spanned="2" table:number-rows-spanned="1">
            <text:p>Histoire Y</text:p>
          </table:table-cell>
          <table:covered-table-cell/>
          <table:table-cell table:style-name="ce4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/>
          <table:table-cell table:style-name="ce94" office:value-type="string" calcext:value-type="string" table:number-columns-spanned="2" table:number-rows-spanned="1">
            <text:p>Jour</text:p>
          </table:table-cell>
          <table:covered-table-cell/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style-name="ce94" office:value-type="string" calcext:value-type="string">
            <text:p>Idéal</text:p>
          </table:table-cell>
          <table:table-cell table:style-name="ce9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table:style-name="ce52" office:value-type="date" office:date-value="2018-03-06" calcext:value-type="date">
            <text:p>06-03-18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$G$11]*(1-1/[.$I$12]*[.J4])" office:value-type="float" office:value="35" calcext:value-type="float">
            <text:p>35</text:p>
          </table:table-cell>
          <table:table-cell table:style-name="ce31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2"/>
          <table:table-cell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/>
          <table:table-cell table:style-name="ce52" office:value-type="date" office:date-value="2018-03-07" calcext:value-type="date">
            <text:p>07-03-1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$G$11]*(1-1/[.$I$12]*[.J5])" office:value-type="float" office:value="30" calcext:value-type="float">
            <text:p>30</text:p>
          </table:table-cell>
          <table:table-cell table:style-name="ce31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2" office:value-type="date" office:date-value="2018-03-08" calcext:value-type="date">
            <text:p>08-03-18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$G$11]*(1-1/[.$I$12]*[.J6])" office:value-type="float" office:value="25" calcext:value-type="float">
            <text:p>25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52" office:value-type="date" office:date-value="2018-03-09" calcext:value-type="date">
            <text:p>09-03-18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formula="of:=[.$G$11]*(1-1/[.$I$12]*[.J7])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52" office:value-type="date" office:date-value="2018-03-10" calcext:value-type="date">
            <text:p>10-03-18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$G$11]*(1-1/[.$I$12]*[.J8])" office:value-type="float" office:value="15" calcext:value-type="float">
            <text:p>15</text:p>
          </table:table-cell>
          <table:table-cell table:style-name="ce3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52" office:value-type="date" office:date-value="2018-03-11" calcext:value-type="date">
            <text:p>11-03-18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.$G$11]*(1-1/[.$I$12]*[.J9])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52" office:value-type="date" office:date-value="2018-03-12" calcext:value-type="date">
            <text:p>12-03-18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$G$11]*(1-1/[.$I$12]*[.J10])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2"/>
          <table:table-cell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4:.F10])" office:value-type="float" office:value="40" calcext:value-type="float">
            <text:p>40</text:p>
          </table:table-cell>
          <table:table-cell table:style-name="ce33" table:formula="of:=SUM([.G4:.G10])" office:value-type="float" office:value="35" calcext:value-type="float">
            <text:p>35</text:p>
          </table:table-cell>
          <table:table-cell/>
          <table:table-cell table:style-name="ce52" office:value-type="date" office:date-value="2018-03-13" calcext:value-type="date">
            <text:p>13-03-18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formula="of:=[.$G$11]*(1-1/[.$I$12]*[.J11]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4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49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6:.F18])" office:value-type="float" office:value="25" calcext:value-type="float">
            <text:p>25</text:p>
          </table:table-cell>
          <table:table-cell table:style-name="ce38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0"/>
          <table:table-cell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40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42" table:number-columns-repeated="6"/>
          <table:table-cell table:number-columns-repeated="1011"/>
        </table:table-row>
        <table:table-row table:style-name="ro7">
          <table:table-cell table:style-name="ce41"/>
          <table: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24:.F30])" office:value-type="float" office:value="40" calcext:value-type="float">
            <text:p>40</text:p>
          </table:table-cell>
          <table:table-cell table:style-name="ce3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35:.F37])" office:value-type="float" office:value="25" calcext:value-type="float">
            <text:p>25</text:p>
          </table:table-cell>
          <table:table-cell table:style-name="ce38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42:.F48])" office:value-type="float" office:value="40" calcext:value-type="float">
            <text:p>40</text:p>
          </table:table-cell>
          <table:table-cell table:style-name="ce3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49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53:.F55])" office:value-type="float" office:value="25" calcext:value-type="float">
            <text:p>25</text:p>
          </table:table-cell>
          <table:table-cell table:style-name="ce38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60:.F66])" office:value-type="float" office:value="40" calcext:value-type="float">
            <text:p>40</text:p>
          </table:table-cell>
          <table:table-cell table:style-name="ce3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8" table:number-columns-spanned="2" table:number-rows-spanned="1"/>
          <table:covered-table-cell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1:.F73])" office:value-type="float" office:value="25" calcext:value-type="float">
            <text:p>25</text:p>
          </table:table-cell>
          <table:table-cell table:style-name="ce38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78:.F84])" office:value-type="float" office:value="40" calcext:value-type="float">
            <text:p>40</text:p>
          </table:table-cell>
          <table:table-cell table:style-name="ce33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89:.F91])" office:value-type="float" office:value="25" calcext:value-type="float">
            <text:p>25</text:p>
          </table:table-cell>
          <table:table-cell table:style-name="ce38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96:.F102])" office:value-type="float" office:value="40" calcext:value-type="float">
            <text:p>40</text:p>
          </table:table-cell>
          <table:table-cell table:style-name="ce33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Tintin</text:p>
          </table:table-cell>
          <table:table-cell table:style-name="ce36" office:value-type="string" calcext:value-type="string">
            <text:p>Milou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Sacha</text:p>
          </table:table-cell>
          <table:table-cell table:style-name="ce36" office:value-type="string" calcext:value-type="string">
            <text:p>Ondine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Batman</text:p>
          </table:table-cell>
          <table:table-cell table:style-name="ce36" office:value-type="string" calcext:value-type="string">
            <text:p>Robin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07:.F109])" office:value-type="float" office:value="25" calcext:value-type="float">
            <text:p>25</text:p>
          </table:table-cell>
          <table:table-cell table:style-name="ce38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 calcext:value-type="string">
            <text:p>Tâches</text:p>
          </table:table-cell>
          <table:table-cell table:style-name="ce27" office:value-type="string" calcext:value-type="string">
            <text:p>Pilote</text:p>
          </table:table-cell>
          <table:table-cell table:style-name="ce27" office:value-type="string" calcext:value-type="string">
            <text:p>Copilote</text:p>
          </table:table-cell>
          <table:table-cell table:style-name="ce27" office:value-type="string" calcext:value-type="string">
            <text:p>Points réels</text:p>
          </table:table-cell>
          <table:table-cell table:style-name="ce27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1</text:p>
          </table:table-cell>
          <table:table-cell table:style-name="ce28" office:value-type="string" calcext:value-type="string">
            <text:p>John Doe</text:p>
          </table:table-cell>
          <table:table-cell table:style-name="ce28" office:value-type="string" calcext:value-type="string">
            <text:p>Sam Smith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2</text:p>
          </table:table-cell>
          <table:table-cell table:style-name="ce28" office:value-type="string" calcext:value-type="string">
            <text:p>Bilbo Baggins</text:p>
          </table:table-cell>
          <table:table-cell table:style-name="ce28" office:value-type="string" calcext:value-type="string">
            <text:p>Sam Gamji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3</text:p>
          </table:table-cell>
          <table:table-cell table:style-name="ce28" office:value-type="string" calcext:value-type="string">
            <text:p>Tanguy</text:p>
          </table:table-cell>
          <table:table-cell table:style-name="ce28" office:value-type="string" calcext:value-type="string">
            <text:p>Laverdur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4</text:p>
          </table:table-cell>
          <table:table-cell table:style-name="ce28" office:value-type="string" calcext:value-type="string">
            <text:p>Bob</text:p>
          </table:table-cell>
          <table:table-cell table:style-name="ce28" office:value-type="string" calcext:value-type="string">
            <text:p>Bobett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5</text:p>
          </table:table-cell>
          <table:table-cell table:style-name="ce28" office:value-type="string" calcext:value-type="string">
            <text:p>Laurel</text:p>
          </table:table-cell>
          <table:table-cell table:style-name="ce28" office:value-type="string" calcext:value-type="string">
            <text:p>Hard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6</text:p>
          </table:table-cell>
          <table:table-cell table:style-name="ce28" office:value-type="string" calcext:value-type="string">
            <text:p>Peter</text:p>
          </table:table-cell>
          <table:table-cell table:style-name="ce28" office:value-type="string" calcext:value-type="string">
            <text:p>Sloan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 7</text:p>
          </table:table-cell>
          <table:table-cell table:style-name="ce28" office:value-type="string" calcext:value-type="string">
            <text:p>Spirou</text:p>
          </table:table-cell>
          <table:table-cell table:style-name="ce28" office:value-type="string" calcext:value-type="string">
            <text:p>Fantasio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3" table:formula="of:=SUM([.F114:.F120])" office:value-type="float" office:value="40" calcext:value-type="float">
            <text:p>40</text:p>
          </table:table-cell>
          <table:table-cell table:style-name="ce33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T1H1" table:base-cell-address="$IT1.$A$1" table:cell-range-address="IT1.$F$11"/>
        <table:named-range table:name="IT1H10" table:base-cell-address="$IT1.$A$1" table:cell-range-address="IT1.$F$93"/>
        <table:named-range table:name="IT1H11" table:base-cell-address="$IT1.$A$1" table:cell-range-address="IT1.$F$104"/>
        <table:named-range table:name="IT1H12" table:base-cell-address="$IT1.$A$1" table:cell-range-address="IT1.$F$111"/>
        <table:named-range table:name="IT1H13" table:base-cell-address="$IT1.$A$1" table:cell-range-address="IT1.$F$122"/>
        <table:named-range table:name="IT1H2" table:base-cell-address="$IT1.$A$1" table:cell-range-address="IT1.$F$19"/>
        <table:named-range table:name="IT1H3" table:base-cell-address="$IT1.$A$1" table:cell-range-address="IT1.$F$31"/>
        <table:named-range table:name="IT1H4" table:base-cell-address="$IT1.$A$1" table:cell-range-address="IT1.$F$38"/>
        <table:named-range table:name="IT1H5" table:base-cell-address="$IT1.$A$1" table:cell-range-address="IT1.$F$49"/>
        <table:named-range table:name="IT1H6" table:base-cell-address="$IT1.$A$1" table:cell-range-address="IT1.$F$56"/>
        <table:named-range table:name="IT1H7" table:base-cell-address="$IT1.$A$1" table:cell-range-address="IT1.$F$67"/>
        <table:named-range table:name="IT1H8" table:base-cell-address="$IT1.$A$1" table:cell-range-address="IT1.$F$75"/>
        <table:named-range table:name="IT1H9" table:base-cell-address="$IT1.$A$1" table:cell-range-address="IT1.$F$86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2" svg:font-family="Georgia"/>
    <style:font-face style:name="Georgia1" svg:font-family="Georgia1"/>
    <style:font-face style:name="Inconsolata" svg:font-family="Inconsolata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style="long"/>
      <number:text>-</number:text>
      <number:year/>
    </number:date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6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destefani</meta:initial-creator>
    <meta:creation-date>2018-01-29T13:27:33Z</meta:creation-date>
    <dc:date>2018-05-07T23:48:26.589187664</dc:date>
    <meta:editing-cycles>7</meta:editing-cycles>
    <meta:editing-duration>PT31M58S</meta:editing-duration>
    <meta:document-statistic meta:table-count="5" meta:cell-count="22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5 Overview.B3:Overview.B15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6">
                <text:p>6</text:p>
                <draw:g>
                  <svg:desc>Overview.C3:Overview.G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10">
                <text:p>10</text:p>
                <draw:g>
                  <svg:desc>Overview.C4:Overview.G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7">
                <text:p>7</text:p>
                <draw:g>
                  <svg:desc>Overview.C5:Overview.G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10">
                <text:p>10</text:p>
                <draw:g>
                  <svg:desc>Overview.C6:Overview.G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13">
                <text:p>13</text:p>
                <draw:g>
                  <svg:desc>Overview.C7:Overview.G7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">
                <text:p>3</text:p>
                <draw:g>
                  <svg:desc>Overview.C8:Overview.G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4">
                <text:p>4</text:p>
                <draw:g>
                  <svg:desc>Overview.C9:Overview.G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4">
                <text:p>14</text:p>
                <draw:g>
                  <svg:desc>Overview.C10:Overview.G10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6">
                <text:p>6</text:p>
                <draw:g>
                  <svg:desc>Overview.C11:Overview.G1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7">
                <text:p>7</text:p>
                <draw:g>
                  <svg:desc>Overview.C12:Overview.G1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4">
                <text:p>4</text:p>
                <draw:g>
                  <svg:desc>Overview.C13:Overview.G1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10">
                <text:p>10</text:p>
                <draw:g>
                  <svg:desc>Overview.C14:Overview.G1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50">
                <text:p>50</text:p>
                <draw:g>
                  <svg:desc>Overview.C15:Overview.G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